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justify" draw:textarea-vertical-align="middle" draw:auto-grow-height="false" fo:min-height="21.651cm" fo:min-width="7.928cm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 fo:min-height="21.68cm" fo:min-width="8.332cm"/>
    </style:style>
    <style:style style:name="gr3" style:family="graphic" style:parent-style-name="standard">
      <style:graphic-properties draw:stroke="none" draw:fill-color="#ccccff" draw:textarea-horizontal-align="justify" draw:textarea-vertical-align="middle" draw:auto-grow-height="false" fo:min-height="11.195cm" fo:min-width="7.337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75cm" fo:min-width="5.962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5cm" fo:min-width="6.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08cm"/>
    </style:style>
    <style:style style:name="gr7" style:family="graphic" style:parent-style-name="standard">
      <style:graphic-properties draw:stroke="none" draw:fill="none" fo:min-height="0.73cm"/>
    </style:style>
    <style:style style:name="gr8" style:family="graphic" style:parent-style-name="standard">
      <style:graphic-properties draw:stroke="none" draw:fill="none" fo:min-height="0.53cm"/>
    </style:style>
    <style:style style:name="gr9" style:family="graphic" style:parent-style-name="standard">
      <style:graphic-properties svg:stroke-width="0.05cm" draw:marker-end="Line_20_Arrow" draw:marker-end-width="0.3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marker-start="Line_20_Arrow" draw:marker-end="" draw:marker-end-width="0.3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169cm" fo:min-width="7.928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169cm" fo:min-width="8.307cm"/>
    </style:style>
    <style:style style:name="gr13" style:family="graphic" style:parent-style-name="standard">
      <style:graphic-properties draw:stroke="none" draw:fill="solid" draw:fill-color="#ccccff" fo:min-height="0.53cm"/>
    </style:style>
    <style:style style:name="gr14" style:family="graphic" style:parent-style-name="standard">
      <style:graphic-properties draw:stroke="none" draw:fill-color="#cfe7f5" draw:textarea-horizontal-align="justify" draw:textarea-vertical-align="middle" draw:auto-grow-height="false" fo:min-height="2.929cm" fo:min-width="7.337cm"/>
    </style:style>
    <style:style style:name="gr15" style:family="graphic" style:parent-style-name="standard">
      <style:graphic-properties draw:stroke="none" draw:fill="solid" draw:fill-color="#cfe7f5" fo:min-height="1.097cm"/>
    </style:style>
    <style:style style:name="gr16" style:family="graphic" style:parent-style-name="standard">
      <style:graphic-properties draw:fill-color="#ffccff" draw:opacity="50%" draw:textarea-horizontal-align="justify" draw:textarea-vertical-align="middle" draw:auto-grow-height="false" fo:min-height="3.032cm" fo:min-width="7.928cm"/>
    </style:style>
    <style:style style:name="gr17" style:family="graphic" style:parent-style-name="standard">
      <style:graphic-properties draw:fill-color="#ffccff" draw:opacity="50%" draw:textarea-horizontal-align="justify" draw:textarea-vertical-align="middle" draw:auto-grow-height="false" fo:min-height="3.032cm" fo:min-width="8.332cm"/>
    </style:style>
    <style:style style:name="gr18" style:family="graphic" style:parent-style-name="standard">
      <style:graphic-properties draw:stroke="none" draw:fill="none" fo:min-height="0.687cm"/>
    </style:style>
    <style:style style:name="gr19" style:family="graphic" style:parent-style-name="standard">
      <style:graphic-properties draw:stroke="none" draw:fill-color="#ccccff" draw:textarea-horizontal-align="justify" draw:textarea-vertical-align="middle" draw:auto-grow-height="false" fo:min-height="0.991cm" fo:min-width="7.337cm"/>
    </style:style>
    <style:style style:name="gr20" style:family="graphic" style:parent-style-name="standard">
      <style:graphic-properties draw:stroke="none" draw:fill="none" draw:fill-color="#cfe7f5" fo:min-height="0.568cm"/>
    </style:style>
    <style:style style:name="gr21" style:family="graphic" style:parent-style-name="standard">
      <style:graphic-properties draw:stroke="none" draw:fill="none" draw:fill-color="#cfe7f5" draw:textarea-horizontal-align="justify" draw:textarea-vertical-align="middle" draw:auto-grow-height="false" fo:min-height="1.225cm" fo:min-width="7.337cm"/>
    </style:style>
    <style:style style:name="gr22" style:family="graphic" style:parent-style-name="standard">
      <style:graphic-properties draw:stroke="none" draw:fill="none" draw:fill-color="#cfe7f5" draw:textarea-horizontal-align="justify" draw:textarea-vertical-align="middle" draw:auto-grow-height="false" fo:min-height="0.681cm" fo:min-width="7.33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244cm"/>
    </style:style>
    <style:style style:name="P1" style:family="paragraph">
      <loext:graphic-properties draw:fill-color="#ccffcc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ccccff"/>
      <style:paragraph-properties fo:text-align="star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</style:style>
    <style:style style:name="P8" style:family="paragraph">
      <loext:graphic-properties draw:fill="none"/>
      <style:paragraph-properties fo:margin-left="0cm" fo:margin-right="0cm" fo:text-indent="0cm"/>
      <style:text-properties fo:color="#ff3333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/>
      <style:paragraph-properties fo:margin-left="0cm" fo:margin-right="0cm" fo:text-indent="0cm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ccccff"/>
      <style:paragraph-properties fo:margin-left="0cm" fo:margin-right="0cm" fo:text-indent="0cm"/>
      <style:text-properties fo:color="#6666ff" fo:font-size="12pt" style:font-size-asian="12pt" style:font-size-complex="12pt"/>
    </style:style>
    <style:style style:name="P13" style:family="paragraph">
      <loext:graphic-properties draw:fill-color="#cfe7f5"/>
      <style:paragraph-properties fo:text-align="start"/>
    </style:style>
    <style:style style:name="P14" style:family="paragraph">
      <loext:graphic-properties draw:fill="solid" draw:fill-color="#cfe7f5"/>
      <style:paragraph-properties fo:margin-left="0cm" fo:margin-right="0cm" fo:text-indent="0cm"/>
      <style:text-properties fo:color="#6666ff" fo:font-size="12pt" style:font-size-asian="12pt" style:font-size-complex="12pt"/>
    </style:style>
    <style:style style:name="P15" style:family="paragraph">
      <loext:graphic-properties draw:fill-color="#ffccff" draw:opacity="50%"/>
      <style:paragraph-properties fo:text-align="center"/>
    </style:style>
    <style:style style:name="P16" style:family="paragraph">
      <loext:graphic-properties draw:fill="none" draw:fill-color="#cfe7f5"/>
      <style:paragraph-properties fo:margin-left="0cm" fo:margin-right="0cm" fo:text-indent="0cm"/>
      <style:text-properties fo:color="#6666ff" fo:font-size="12pt" style:font-size-asian="12pt" style:font-size-complex="12pt"/>
    </style:style>
    <style:style style:name="P17" style:family="paragraph">
      <loext:graphic-properties draw:fill="none" draw:fill-color="#cfe7f5"/>
      <style:paragraph-properties fo:text-align="start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6666ff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color="#ff950e" fo:font-size="10pt" style:font-size-asian="10pt" style:font-size-complex="10pt"/>
    </style:style>
    <style:style style:name="T8" style:family="text">
      <style:text-properties fo:color="#ff950e" fo:font-size="11pt" style:font-size-asian="11pt" style:font-size-complex="11pt"/>
    </style:style>
    <style:style style:name="T9" style:family="text">
      <style:text-properties fo:color="#808080"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ff" fo:font-size="12pt" style:font-size-asian="12pt" style:font-size-complex="12pt"/>
    </style:style>
    <style:style style:name="T13" style:family="text">
      <style:text-properties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size="9pt" fo:font-weight="normal" style:font-size-asian="9pt" style:font-weight-asian="normal" style:font-size-complex="9pt" style:font-weight-complex="normal"/>
    </style:style>
    <style:style style:name="T17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6666ff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fo:font-size="13pt" style:font-size-asian="13pt" style:font-size-complex="13pt"/>
    </style:style>
    <style:style style:name="T21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950e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color="#6666ff" fo:font-size="13pt" style:font-size-asian="13pt" style:font-size-complex="13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ff3333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8.428cm" svg:height="21.901cm" svg:x="1.9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32cm" svg:height="21.93cm" svg:x="10.802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837cm" svg:height="11.445cm" svg:x="2.16cm" svg:y="3.339cm">
          <text:p text:style-name="P2"><text:span text:style-name="T1">- </text:span><text:span text:style-name="T2">exchange_interpol_data</text:span></text:p>
          <text:p text:style-name="P2"><text:span text:style-name="T3"><text:tab/></text:span><text:span text:style-name="T4">* MMD_C_GetBuffer</text:span></text:p>
          <text:p text:style-name="P2"><text:span text:style-name="T4"><text:tab/></text:span><text:span text:style-name="T4">* MMD_testC_Compare</text:span></text:p>
          <text:p text:style-name="P2"><text:span text:style-name="T5"><text:s text:c="2"/></text:span><text:span text:style-name="T5">- switch_par_utilities(1)</text:span></text:p>
          <text:p text:style-name="P2"><text:span text:style-name="T4"><text:s/></text:span><text:span text:style-name="T5"><text:s/></text:span><text:span text:style-name="T5">- mmd2way_prepare_external_data</text:span></text:p>
          <text:p text:style-name="P2"><text:span text:style-name="T6"><text:s text:c="4"/></text:span><text:span text:style-name="T7">* external_data</text:span></text:p>
          <text:p text:style-name="P2"><text:span text:style-name="T7"><text:s text:c="4"/></text:span><text:span text:style-name="T7">* org_read_coarse_data</text:span></text:p>
          <text:p text:style-name="P2"><text:span text:style-name="T8"><text:s/></text:span><text:span text:style-name="T5"><text:s/></text:span><text:span text:style-name="T5">- mmd2way_child_interpolation</text:span></text:p>
          <text:p text:style-name="P2"><text:span text:style-name="T6"><text:s text:c="4"/></text:span><text:span text:style-name="T7">* org_coarse_interpol </text:span></text:p>
          <text:p text:style-name="P2"><text:span text:style-name="T7"><text:s text:c="4"/></text:span><text:span text:style-name="T7">* org_vert_inter_lm / org_vert_interpol</text:span></text:p>
          <text:p text:style-name="P2"><text:span text:style-name="T7"><text:s text:c="4"/></text:span><text:span text:style-name="T7">* org_2d_fields</text:span></text:p>
          <text:p text:style-name="P2"><text:span text:style-name="T7"><text:s text:c="4"/></text:span><text:span text:style-name="T7">* - / org_lm_fields</text:span></text:p>
          <text:p text:style-name="P2"><text:span text:style-name="T7"><text:s text:c="4"/></text:span><text:span text:style-name="T7">* org_lm_output</text:span></text:p>
          <text:p text:style-name="P2"><text:span text:style-name="T8"><text:s text:c="2"/></text:span><text:span text:style-name="T5">- Interpol_AddiArrays</text:span></text:p>
          <text:p text:style-name="P2"><text:span text:style-name="T8"><text:s text:c="3"/></text:span><text:span text:style-name="T7"><text:s/></text:span><text:span text:style-name="T7">* interpol_coarse_OneLayer </text:span><text:span text:style-name="T6">/ scrip_control</text:span></text:p>
          <text:p text:style-name="P2"><text:span text:style-name="T8"><text:s text:c="2"/></text:span><text:span text:style-name="T7"><text:s text:c="2"/></text:span><text:span text:style-name="T7">* interpol_vert_AddiArray </text:span><text:span text:style-name="T6">/ vert_ncinterpol</text:span></text:p>
          <text:p text:style-name="P2"><text:span text:style-name="T8"><text:s text:c="2"/></text:span><text:span text:style-name="T5">- switch_par_utilities(2)</text:span></text:p>
          <text:p text:style-name="P2"><text:span text:style-name="T5"><text:s/></text:span><text:span text:style-name="T9">(- move_initial_arrays_to_COSMO)</text:span></text:p>
          <text:p text:style-name="P2"><text:span text:style-name="T5"><text:s text:c="4"/></text:span><text:span text:style-name="T5">- flag_fields</text:span></text:p>
          <text:p text:style-name="P2"><text:span text:style-name="T5"><text:s text:c="2"/></text:span><text:span text:style-name="T5">- move_boundary_arrays_to_COSMO</text:span></text:p>
          <text:p text:style-name="P2"><text:span text:style-name="T5"><text:s text:c="5"/></text:span><text:span text:style-name="T5">-flag_fields</text:span></text:p>
          <text:p text:style-name="P2"><text:span text:style-name="T5"><text:s/></text:span><text:span text:style-name="T9">(- force_vars_from_fil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462cm" svg:height="1cm" svg:x="2.922cm" svg:y="1.3cm">
          <text:p text:style-name="P4"><text:span text:style-name="T10">MMD2WAY_CHIL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09cm" svg:height="1cm" svg:x="11.66cm" svg:y="1.3cm">
          <text:p text:style-name="P4"><text:span text:style-name="T10">MMD2WAY_PAREN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808cm" svg:height="1.038cm" draw:transform="rotate (1.5707963267949) translate (0.773cm 13.117cm)">
          <draw:text-box>
            <text:p text:style-name="P6">Time-Loop</text:p>
          </draw:text-box>
        </draw:frame>
        <draw:frame draw:style-name="gr7" draw:text-style-name="P8" draw:layer="layout" svg:width="7.886cm" svg:height="0.98cm" svg:x="2.054cm" svg:y="2.451cm">
          <draw:text-box>
            <text:p text:style-name="P6"><text:span text:style-name="T11"><text:s/></text:span><text:span text:style-name="T11">mmd2way_child _init_loop</text:span></text:p>
          </draw:text-box>
        </draw:frame>
        <draw:frame draw:style-name="gr7" draw:text-style-name="P8" draw:layer="layout" svg:width="8.767cm" svg:height="0.98cm" svg:x="10.782cm" svg:y="2.432cm">
          <draw:text-box>
            <text:p text:style-name="P6"><text:span text:style-name="T11">mmd2way_parent_global_start</text:span></text:p>
          </draw:text-box>
        </draw:frame>
        <draw:frame draw:style-name="gr8" draw:text-style-name="P9" draw:layer="layout" svg:width="7.719cm" svg:height="0.78cm" svg:x="11.502cm" svg:y="3.905cm">
          <draw:text-box>
            <text:p text:style-name="P6"><text:span text:style-name="T3">- </text:span><text:span text:style-name="T12">MMD_P_FillBuffer</text:span></text:p>
          </draw:text-box>
        </draw:frame>
        <draw:line draw:style-name="gr9" draw:text-style-name="P10" draw:layer="layout" svg:x1="9.901cm" svg:y1="18.622cm" svg:x2="11.34cm" svg:y2="18.622cm">
          <text:p/>
        </draw:line>
        <draw:line draw:style-name="gr10" draw:text-style-name="P10" draw:layer="layout" svg:x1="9.833cm" svg:y1="4.257cm" svg:x2="11.272cm" svg:y2="4.257cm">
          <text:p/>
        </draw:line>
        <draw:custom-shape draw:style-name="gr11" draw:text-style-name="P11" draw:layer="layout" svg:width="8.428cm" svg:height="1.419cm" svg:x="1.939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8.807cm" svg:height="1.419cm" svg:x="10.802cm" svg:y="1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7.89cm" svg:height="0.78cm" svg:x="11.402cm" svg:y="3.844cm">
          <draw:text-box>
            <text:p text:style-name="P6"><text:span text:style-name="T4">- MMD_P_FillBuffer</text:span></text:p>
          </draw:text-box>
        </draw:frame>
        <draw:frame draw:style-name="gr7" draw:text-style-name="P8" draw:layer="layout" svg:width="8.767cm" svg:height="0.98cm" svg:x="10.783cm" svg:y="14.832cm">
          <draw:text-box>
            <text:p text:style-name="P6"><text:span text:style-name="T11">mmd2way_parent_global_end</text:span></text:p>
          </draw:text-box>
        </draw:frame>
        <draw:frame draw:style-name="gr7" draw:text-style-name="P8" draw:layer="layout" svg:width="8.334cm" svg:height="0.98cm" svg:x="1.89cm" svg:y="14.832cm">
          <draw:text-box>
            <text:p text:style-name="P6"><text:span text:style-name="T11"><text:s/></text:span><text:span text:style-name="T11">mmd2way_child_global_end</text:span></text:p>
          </draw:text-box>
        </draw:frame>
        <draw:custom-shape draw:style-name="gr14" draw:text-style-name="P13" draw:layer="layout" svg:width="7.837cm" svg:height="3.179cm" svg:x="2.16cm" svg:y="15.839cm">
          <text:p text:style-name="P2"><text:span text:style-name="T2">- interpol_parent_data</text:span></text:p>
          <text:p text:style-name="P2"><text:span text:style-name="T13"><text:s text:c="2"/></text:span><text:span text:style-name="T14">- SCRIP_CONTROL</text:span></text:p>
          <text:p text:style-name="P2"><text:span text:style-name="T15"><text:s/></text:span><text:span text:style-name="T16"><text:s/></text:span><text:span text:style-name="T14">- vert_interpol_lm2echam / vert_interpol_lm2lm</text:span></text:p>
          <text:p text:style-name="P2"><text:span text:style-name="T17">- exchange_parent_data</text:span></text:p>
          <text:p text:style-name="P2"><text:span text:style-name="T17"><text:s/></text:span><text:span text:style-name="T18"><text:s/></text:span><text:span text:style-name="T19">- MMD_C_FillBuffer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7.89cm" svg:height="1.347cm" svg:x="11.402cm" svg:y="18.281cm">
          <draw:text-box>
            <text:p text:style-name="P6"><text:span text:style-name="T4">- MMD_P_GetBuffer</text:span></text:p>
            <text:p text:style-name="P6"><text:span text:style-name="T20">- mmd2way_parent_couple_gp</text:span></text:p>
          </draw:text-box>
        </draw:frame>
        <draw:line draw:style-name="gr10" draw:text-style-name="P10" draw:layer="layout" svg:x1="9.921cm" svg:y1="20.057cm" svg:x2="11.36cm" svg:y2="20.057cm">
          <text:p/>
        </draw:line>
        <draw:custom-shape draw:style-name="gr16" draw:text-style-name="P15" draw:layer="layout" svg:width="8.428cm" svg:height="3.282cm" svg:x="1.92cm" svg:y="23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8.832cm" svg:height="3.282cm" svg:x="10.802cm" svg:y="23.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674cm" svg:height="0.98cm" svg:x="1.814cm" svg:y="23.132cm">
          <draw:text-box>
            <text:p text:style-name="P6"><text:span text:style-name="T11"><text:s/></text:span><text:span text:style-name="T21">mmd2way_child_free_memory</text:span></text:p>
          </draw:text-box>
        </draw:frame>
        <draw:frame draw:style-name="gr18" draw:text-style-name="P8" draw:layer="layout" svg:width="8.767cm" svg:height="0.937cm" svg:x="10.784cm" svg:y="23.132cm">
          <draw:text-box>
            <text:p text:style-name="P6"><text:span text:style-name="T21">mmd2way_parent_free_memory</text:span></text:p>
          </draw:text-box>
        </draw:frame>
        <draw:custom-shape draw:style-name="gr19" draw:text-style-name="P3" draw:layer="layout" svg:width="7.837cm" svg:height="1.241cm" svg:x="2.179cm" svg:y="24.139cm">
          <text:p text:style-name="P2"><text:span text:style-name="T22">- org_cleanup</text:span></text:p>
          <text:p text:style-name="P2"><text:span text:style-name="T19">- MMD_testC_FreeMem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7.89cm" svg:height="0.818cm" svg:x="11.402cm" svg:y="19.683cm">
          <draw:text-box>
            <text:p text:style-name="P6"><text:span text:style-name="T23">- MMD_Inter_Bcast </text:span></text:p>
          </draw:text-box>
        </draw:frame>
        <draw:custom-shape draw:style-name="gr21" draw:text-style-name="P17" draw:layer="layout" svg:width="7.837cm" svg:height="1.475cm" svg:x="2.16cm" svg:y="19.147cm">
          <text:p text:style-name="P2"><text:span text:style-name="T17">- exchange_breakinfo</text:span></text:p>
          <text:p text:style-name="P2"><text:span text:style-name="T19"><text:s text:c="2"/></text:span><text:span text:style-name="T19">- MMD_Inter_Bcast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7.837cm" svg:height="0.931cm" svg:x="2.179cm" svg:y="25.439cm">
          <text:p text:style-name="P2"><text:span text:style-name="T19">- MMD_C_FreeMem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7.837cm" svg:height="0.931cm" svg:x="11.179cm" svg:y="25.439cm">
          <text:p text:style-name="P2"><text:span text:style-name="T19">- MMD_P_FreeMem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837cm" svg:height="1.241cm" svg:x="11.179cm" svg:y="24.139cm">
          <text:p text:style-name="P2"><text:span text:style-name="T22"/></text:p>
          <text:p text:style-name="P2"><text:span text:style-name="T19">- MMD_testP_FreeMem</text:span></text:p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2.744cm" svg:height="0.911cm" draw:transform="rotate (1.5707963267949) translate (0.999cm 26cm)">
          <draw:text-box>
            <text:p text:style-name="P6"><text:span text:style-name="T24">clean-up</text:span></text:p>
          </draw:text-box>
        </draw:frame>
        <draw:frame draw:style-name="gr7" draw:text-style-name="P8" draw:layer="layout" svg:width="8.334cm" svg:height="0.98cm" svg:x="1.89cm" svg:y="20.432cm">
          <draw:text-box>
            <text:p text:style-name="P6"><text:span text:style-name="T11"><text:s/></text:span><text:span text:style-name="T21">mmd2way_child_write_output</text:span></text:p>
          </draw:text-box>
        </draw:frame>
        <draw:frame draw:style-name="gr7" draw:text-style-name="P8" draw:layer="layout" svg:width="8.334cm" svg:height="0.98cm" svg:x="1.89cm" svg:y="21.332cm">
          <draw:text-box>
            <text:p text:style-name="P6"><text:span text:style-name="T25"><text:s/></text:span><text:span text:style-name="T25">( mmd2way_child_read_restart )</text:span></text:p>
          </draw:text-box>
        </draw:frame>
        <draw:frame draw:style-name="gr7" draw:text-style-name="P8" draw:layer="layout" svg:width="8.334cm" svg:height="0.98cm" svg:x="1.89cm" svg:y="21.932cm">
          <draw:text-box>
            <text:p text:style-name="P6"><text:span text:style-name="T25"><text:s/></text:span><text:span text:style-name="T25">( mmd2way_child_write_restart 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5cm" fo:page-height="2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3.2$Linux_X86_64 LibreOffice_project/10m0$Build-2</meta:generator>
    <meta:creation-date>2009-12-15T10:36:10</meta:creation-date>
    <dc:date>2016-11-11T14:49:03.917237610</dc:date>
    <meta:print-date>2009-12-15T17:34:48</meta:print-date>
    <meta:editing-cycles>38</meta:editing-cycles>
    <meta:editing-duration>PT8H23M8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